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Changelog.A" style:family="table-column">
      <style:table-column-properties style:column-width="4.893cm" style:rel-column-width="16876*"/>
    </style:style>
    <style:style style:name="Changelog.B" style:family="table-column">
      <style:table-column-properties style:column-width="2.302cm" style:rel-column-width="7939*"/>
    </style:style>
    <style:style style:name="Changelog.C" style:family="table-column">
      <style:table-column-properties style:column-width="11.806cm" style:rel-column-width="40720*"/>
    </style:style>
    <style:style style:name="Changelog.1" style:family="table-row">
      <style:table-row-properties fo:background-color="transparent" fo:keep-together="auto">
        <style:background-image/>
      </style:table-row-properties>
    </style:style>
    <style:style style:name="Changelog.A1" style:family="table-cell">
      <style:table-cell-properties fo:background-color="transparent" fo:padding="0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Changelog.C1" style:family="table-cell">
      <style:table-cell-properties fo:background-color="transparent" fo:padding="0cm" fo:border="0.05pt solid #cccccc" style:writing-mode="page">
        <style:background-image/>
      </style:table-cell-properties>
    </style:style>
    <style:style style:name="Changelog.A2" style:family="table-cell">
      <style:table-cell-properties fo:background-color="#eeeeee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#eeeeee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6" style:family="table-row">
      <style:table-row-properties fo:keep-together="auto"/>
    </style:style>
    <style:style style:name="Changelog.C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8" style:family="table-row">
      <style:table-row-properties fo:keep-together="auto"/>
    </style:style>
    <style:style style:name="Changelog.C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5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6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6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6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6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6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7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7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7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7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7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7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7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7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7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start" style:justify-single-word="false"/>
      <style:text-properties fo:color="#464453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Heading">
      <style:paragraph-properties fo:text-align="center" style:justify-single-word="false"/>
      <style:text-properties fo:color="#464453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464453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c95f2" officeooo:paragraph-rsid="000c95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Heading_20_1" style:master-page-name="Standard">
      <style:paragraph-properties style:page-number="1"/>
      <style:text-properties fo:language="en" fo:country="US"/>
    </style:style>
    <style:style style:name="T1" style:family="text">
      <style:text-properties officeooo:rsid="000b0c55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Change log</text:h>
      <table:table table:name="Changelog" table:style-name="Changelog" table:template-name="Team7GrayTable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5">User</text:p>
          </table:table-cell>
          <table:table-cell table:style-name="Changelog.A1" office:value-type="string">
            <text:p text:style-name="P5">Date</text:p>
          </table:table-cell>
          <table:table-cell table:style-name="Changelog.C1" office:value-type="string">
            <text:p text:style-name="P5">Description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0-14">
            <text:p text:style-name="P4">14/10/2018</text:p>
          </table:table-cell>
          <table:table-cell table:style-name="Changelog.C2" office:value-type="string">
            <text:p text:style-name="P4">Created this document</text:p>
          </table:table-cell>
        </table:table-row>
        <table:table-row table:style-name="Changelog.1">
          <table:table-cell table:style-name="Changelog.A3" office:value-type="string">
            <text:p text:style-name="P4">Maione</text:p>
          </table:table-cell>
          <table:table-cell table:style-name="Changelog.B3" office:value-type="date" office:date-value="2018-10-18">
            <text:p text:style-name="P4">18/10/2018</text:p>
          </table:table-cell>
          <table:table-cell table:style-name="Changelog.C3" office:value-type="string">
            <text:p text:style-name="P4">Added the characters list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0-21">
            <text:p text:style-name="P4">21/10/2018</text:p>
          </table:table-cell>
          <table:table-cell table:style-name="Changelog.C4" office:value-type="string">
            <text:p text:style-name="P4">Added image to characters</text:p>
          </table:table-cell>
        </table:table-row>
        <table:table-row table:style-name="Changelog.1">
          <table:table-cell table:style-name="Changelog.A5" office:value-type="string">
            <text:p text:style-name="P4">Dettori, Iervolino, Maione</text:p>
          </table:table-cell>
          <table:table-cell table:style-name="Changelog.B3" office:value-type="date" office:date-value="2018-10-22">
            <text:p text:style-name="P4">22/10/2018</text:p>
          </table:table-cell>
          <table:table-cell table:style-name="Changelog.C5" office:value-type="string">
            <text:p text:style-name="P4">Wrote the overview story</text:p>
          </table:table-cell>
        </table:table-row>
        <table:table-row table:style-name="Changelog.6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0-23">
            <text:p text:style-name="P4">23/10/2018</text:p>
          </table:table-cell>
          <table:table-cell table:style-name="Changelog.C6" office:value-type="string">
            <text:p text:style-name="P4">Added deadlines</text:p>
          </table:table-cell>
        </table:table-row>
        <table:table-row table:style-name="Changelog.1">
          <table:table-cell table:style-name="Changelog.A7" office:value-type="string">
            <text:p text:style-name="P4">Dettori, Iervolino</text:p>
          </table:table-cell>
          <table:table-cell table:style-name="Changelog.B3" office:value-type="date" office:date-value="2018-10-24">
            <text:p text:style-name="P4">24/10/2018</text:p>
          </table:table-cell>
          <table:table-cell table:style-name="Changelog.C7" office:value-type="string">
            <text:p text:style-name="P4">Wrote the game story</text:p>
          </table:table-cell>
        </table:table-row>
        <table:table-row table:style-name="Changelog.8">
          <table:table-cell table:style-name="Changelog.A2" office:value-type="string">
            <text:p text:style-name="P4">Dettori, Iervolino</text:p>
          </table:table-cell>
          <table:table-cell table:style-name="Changelog.B2" office:value-type="date" office:date-value="2018-10-25">
            <text:p text:style-name="P4">25/10/2018</text:p>
          </table:table-cell>
          <table:table-cell table:style-name="Changelog.C8" office:value-type="string">
            <text:p text:style-name="P4">Wrote the characters biography</text:p>
          </table:table-cell>
        </table:table-row>
        <table:table-row table:style-name="Changelog.1">
          <table:table-cell table:style-name="Changelog.A9" office:value-type="string">
            <text:p text:style-name="P4">Iervolino</text:p>
          </table:table-cell>
          <table:table-cell table:style-name="Changelog.B3" office:value-type="date" office:date-value="2018-10-25">
            <text:p text:style-name="P4">25/10/2018</text:p>
          </table:table-cell>
          <table:table-cell table:style-name="Changelog.C9" office:value-type="string">
            <text:p text:style-name="P4">Story revision</text:p>
          </table:table-cell>
        </table:table-row>
        <table:table-row table:style-name="Changelog.1">
          <table:table-cell table:style-name="Changelog.A2" office:value-type="string">
            <text:p text:style-name="P4">Dettori, Iervolino</text:p>
          </table:table-cell>
          <table:table-cell table:style-name="Changelog.B2" office:value-type="date" office:date-value="2018-11-03">
            <text:p text:style-name="P4">03/11/2018</text:p>
          </table:table-cell>
          <table:table-cell table:style-name="Changelog.C10" office:value-type="string">
            <text:p text:style-name="P4">Summary of acts</text:p>
          </table:table-cell>
        </table:table-row>
        <table:table-row table:style-name="Changelog.1">
          <table:table-cell table:style-name="Changelog.A11" office:value-type="string">
            <text:p text:style-name="P4">Iervolino</text:p>
          </table:table-cell>
          <table:table-cell table:style-name="Changelog.B3" office:value-type="date" office:date-value="2018-11-04">
            <text:p text:style-name="P4">04/11/2018</text:p>
          </table:table-cell>
          <table:table-cell table:style-name="Changelog.C11" office:value-type="string">
            <text:p text:style-name="P4">High concepts, Settings, Synopsis and topics</text:p>
          </table:table-cell>
        </table:table-row>
        <table:table-row table:style-name="Changelog.1">
          <table:table-cell table:style-name="Changelog.A2" office:value-type="string">
            <text:p text:style-name="P4">Dettori, Iervolino, Maione</text:p>
          </table:table-cell>
          <table:table-cell table:style-name="Changelog.B2" office:value-type="date" office:date-value="2018-11-05">
            <text:p text:style-name="P4">05/11/2018</text:p>
          </table:table-cell>
          <table:table-cell table:style-name="Changelog.C12" office:value-type="string">
            <text:p text:style-name="P4">Designed and Added world maps</text:p>
          </table:table-cell>
        </table:table-row>
        <table:table-row table:style-name="Changelog.1">
          <table:table-cell table:style-name="Changelog.A13" office:value-type="string">
            <text:p text:style-name="P4">Maione</text:p>
          </table:table-cell>
          <table:table-cell table:style-name="Changelog.B3" office:value-type="date" office:date-value="2018-11-06">
            <text:p text:style-name="P4">06/11/2018</text:p>
          </table:table-cell>
          <table:table-cell table:style-name="Changelog.C13" office:value-type="string">
            <text:p text:style-name="P4">Updated diagrams and maps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1-07">
            <text:p text:style-name="P4">07/11/2018</text:p>
          </table:table-cell>
          <table:table-cell table:style-name="Changelog.C14" office:value-type="string">
            <text:p text:style-name="P4">Updated characters layout</text:p>
          </table:table-cell>
        </table:table-row>
        <table:table-row table:style-name="Changelog.1">
          <table:table-cell table:style-name="Changelog.A15" office:value-type="string">
            <text:p text:style-name="P4">Iervolino</text:p>
          </table:table-cell>
          <table:table-cell table:style-name="Changelog.B3" office:value-type="date" office:date-value="2018-11-07">
            <text:p text:style-name="P4">07/11/2018</text:p>
          </table:table-cell>
          <table:table-cell table:style-name="Changelog.C15" office:value-type="string">
            <text:p text:style-name="P4">Description and backstory of the characters, goals outline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8-11-07">
            <text:p text:style-name="P4">07/11/2018</text:p>
          </table:table-cell>
          <table:table-cell table:style-name="Changelog.C16" office:value-type="string">
            <text:p text:style-name="P4">World diagrams, added Ben</text:p>
          </table:table-cell>
        </table:table-row>
        <table:table-row table:style-name="Changelog.1">
          <table:table-cell table:style-name="Changelog.A17" office:value-type="string">
            <text:p text:style-name="P4">Dettori, Iervolino</text:p>
          </table:table-cell>
          <table:table-cell table:style-name="Changelog.B3" office:value-type="date" office:date-value="2018-11-08">
            <text:p text:style-name="P4">08/11/2018</text:p>
          </table:table-cell>
          <table:table-cell table:style-name="Changelog.C17" office:value-type="string">
            <text:p text:style-name="P4">Validation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1-08">
            <text:p text:style-name="P4">08/11/2018</text:p>
          </table:table-cell>
          <table:table-cell table:style-name="Changelog.C18" office:value-type="string">
            <text:p text:style-name="P4">General formatting</text:p>
          </table:table-cell>
        </table:table-row>
        <table:table-row table:style-name="Changelog.1">
          <table:table-cell table:style-name="Changelog.A19" office:value-type="string">
            <text:p text:style-name="P4">Iervolino</text:p>
          </table:table-cell>
          <table:table-cell table:style-name="Changelog.B3" office:value-type="date" office:date-value="2018-11-09">
            <text:p text:style-name="P4">09/11/2018</text:p>
          </table:table-cell>
          <table:table-cell table:style-name="Changelog.C19" office:value-type="string">
            <text:p text:style-name="P4">Howl photo and corrections</text:p>
          </table:table-cell>
        </table:table-row>
        <table:table-row table:style-name="Changelog.1">
          <table:table-cell table:style-name="Changelog.A2" office:value-type="string">
            <text:p text:style-name="P4">Iervolino</text:p>
          </table:table-cell>
          <table:table-cell table:style-name="Changelog.B2" office:value-type="date" office:date-value="2018-11-09">
            <text:p text:style-name="P4">09/11/2018</text:p>
          </table:table-cell>
          <table:table-cell table:style-name="Changelog.C20" office:value-type="string">
            <text:p text:style-name="P4">Photos of orphan child and corrections of scripts</text:p>
          </table:table-cell>
        </table:table-row>
        <table:table-row table:style-name="Changelog.1">
          <table:table-cell table:style-name="Changelog.A21" office:value-type="string">
            <text:p text:style-name="P4">Maione</text:p>
          </table:table-cell>
          <table:table-cell table:style-name="Changelog.B3" office:value-type="date" office:date-value="2018-11-16">
            <text:p text:style-name="P4">16/11/2018</text:p>
          </table:table-cell>
          <table:table-cell table:style-name="Changelog.C21" office:value-type="string">
            <text:p text:style-name="P4">Added image for setting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1-17">
            <text:p text:style-name="P4">17/11/2018</text:p>
          </table:table-cell>
          <table:table-cell table:style-name="Changelog.C22" office:value-type="string">
            <text:p text:style-name="P4">Replaced all the embedded images with the referenced one</text:p>
          </table:table-cell>
        </table:table-row>
        <table:table-row table:style-name="Changelog.1">
          <table:table-cell table:style-name="Changelog.A23" office:value-type="string">
            <text:p text:style-name="P4">Dettori</text:p>
          </table:table-cell>
          <table:table-cell table:style-name="Changelog.B3" office:value-type="date" office:date-value="2018-11-17">
            <text:p text:style-name="P4">17/11/2018</text:p>
          </table:table-cell>
          <table:table-cell table:style-name="Changelog.C23" office:value-type="string">
            <text:p text:style-name="P4">Modified story flowchart</text:p>
          </table:table-cell>
        </table:table-row>
        <table:table-row table:style-name="Changelog.1">
          <table:table-cell table:style-name="Changelog.A2" office:value-type="string">
            <text:p text:style-name="P4">Iervolino</text:p>
          </table:table-cell>
          <table:table-cell table:style-name="Changelog.B2" office:value-type="date" office:date-value="2018-11-17">
            <text:p text:style-name="P4">17/11/2018</text:p>
          </table:table-cell>
          <table:table-cell table:style-name="Changelog.C24" office:value-type="string">
            <text:p text:style-name="P4">Added Main story</text:p>
          </table:table-cell>
        </table:table-row>
        <table:table-row table:style-name="Changelog.1">
          <table:table-cell table:style-name="Changelog.A25" office:value-type="string">
            <text:p text:style-name="P4">Maione</text:p>
          </table:table-cell>
          <table:table-cell table:style-name="Changelog.B3" office:value-type="date" office:date-value="2018-11-17">
            <text:p text:style-name="P4">17/11/2018</text:p>
          </table:table-cell>
          <table:table-cell table:style-name="Changelog.C25" office:value-type="string">
            <text:p text:style-name="P4">Created Master document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1-19">
            <text:p text:style-name="P4">19/11/2018</text:p>
          </table:table-cell>
          <table:table-cell table:style-name="Changelog.C26" office:value-type="string">
            <text:p text:style-name="P4">Tropes</text:p>
          </table:table-cell>
        </table:table-row>
        <table:table-row table:style-name="Changelog.1">
          <table:table-cell table:style-name="Changelog.A27" office:value-type="string">
            <text:p text:style-name="P4">Dettori, Iervolino</text:p>
          </table:table-cell>
          <table:table-cell table:style-name="Changelog.B3" office:value-type="date" office:date-value="2018-11-19">
            <text:p text:style-name="P4">19/11/2018</text:p>
          </table:table-cell>
          <table:table-cell table:style-name="Changelog.C27" office:value-type="string">
            <text:p text:style-name="P4">Goal outline, added images of settings</text:p>
          </table:table-cell>
        </table:table-row>
        <table:table-row table:style-name="Changelog.1">
          <table:table-cell table:style-name="Changelog.A2" office:value-type="string">
            <text:p text:style-name="P4">Iervolino</text:p>
          </table:table-cell>
          <table:table-cell table:style-name="Changelog.B2" office:value-type="date" office:date-value="2018-11-19">
            <text:p text:style-name="P4">19/11/2018</text:p>
          </table:table-cell>
          <table:table-cell table:style-name="Changelog.C28" office:value-type="string">
            <text:p text:style-name="P4">Revision</text:p>
          </table:table-cell>
        </table:table-row>
        <table:table-row table:style-name="Changelog.1">
          <table:table-cell table:style-name="Changelog.A29" office:value-type="string">
            <text:p text:style-name="P4">Iervolino</text:p>
          </table:table-cell>
          <table:table-cell table:style-name="Changelog.B3" office:value-type="date" office:date-value="2018-11-19">
            <text:p text:style-name="P4">19/11/2018</text:p>
          </table:table-cell>
          <table:table-cell table:style-name="Changelog.C29" office:value-type="string">
            <text:p text:style-name="P4">Correction to the scripts suggested by prof. Mariani</text:p>
          </table:table-cell>
        </table:table-row>
        <table:table-row table:style-name="Changelog.1">
          <table:table-cell table:style-name="Changelog.A2" office:value-type="string">
            <text:p text:style-name="P4">Dettori, Iervolino</text:p>
          </table:table-cell>
          <table:table-cell table:style-name="Changelog.B2" office:value-type="date" office:date-value="2018-11-21">
            <text:p text:style-name="P4">21/11/2018</text:p>
          </table:table-cell>
          <table:table-cell table:style-name="Changelog.C30" office:value-type="string">
            <text:p text:style-name="P4">Work on the Goal outlines, story flowchart and think about what happens in the level.</text:p>
          </table:table-cell>
        </table:table-row>
        <table:table-row table:style-name="Changelog.1">
          <table:table-cell table:style-name="Changelog.A31" office:value-type="string">
            <text:p text:style-name="P4">Maione</text:p>
          </table:table-cell>
          <table:table-cell table:style-name="Changelog.B3" office:value-type="date" office:date-value="2018-11-22">
            <text:p text:style-name="P4">22/11/2018</text:p>
          </table:table-cell>
          <table:table-cell table:style-name="Changelog.C31" office:value-type="string">
            <text:p text:style-name="P4">Added Sophie’s circumplex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8-11-22">
            <text:p text:style-name="P4">22/11/2018</text:p>
          </table:table-cell>
          <table:table-cell table:style-name="Changelog.C32" office:value-type="string">
            <text:p text:style-name="P4">Added reference images of enemies and his sketches </text:p>
          </table:table-cell>
        </table:table-row>
        <table:table-row table:style-name="Changelog.1">
          <table:table-cell table:style-name="Changelog.A33" office:value-type="string">
            <text:p text:style-name="P4">Maione</text:p>
          </table:table-cell>
          <table:table-cell table:style-name="Changelog.B3" office:value-type="date" office:date-value="2018-11-25">
            <text:p text:style-name="P4">25/11/2018</text:p>
          </table:table-cell>
          <table:table-cell table:style-name="Changelog.C33" office:value-type="string">
            <text:p text:style-name="P4">Added copyrights to the images</text:p>
          </table:table-cell>
        </table:table-row>
        <table:table-row table:style-name="Changelog.1">
          <table:table-cell table:style-name="Changelog.A2" office:value-type="string">
            <text:p text:style-name="P4">Iervolino</text:p>
          </table:table-cell>
          <table:table-cell table:style-name="Changelog.B2" office:value-type="date" office:date-value="2018-11-26">
            <text:p text:style-name="P4">26/11/2018</text:p>
          </table:table-cell>
          <table:table-cell table:style-name="Changelog.C34" office:value-type="string">
            <text:p text:style-name="P4">Wrote the whole script of level 6</text:p>
          </table:table-cell>
        </table:table-row>
        <table:table-row table:style-name="Changelog.1">
          <table:table-cell table:style-name="Changelog.A35" office:value-type="string">
            <text:p text:style-name="P4">Iervolino</text:p>
          </table:table-cell>
          <table:table-cell table:style-name="Changelog.B3" office:value-type="date" office:date-value="2018-11-26">
            <text:p text:style-name="P4">26/11/2018</text:p>
          </table:table-cell>
          <table:table-cell table:style-name="Changelog.C35" office:value-type="string">
            <text:p text:style-name="P4">Drew the tavern, the sewer monster, and the throne room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1-27">
            <text:p text:style-name="P4">27/11/2018</text:p>
          </table:table-cell>
          <table:table-cell table:style-name="Changelog.C36" office:value-type="string">
            <text:p text:style-name="P4">General formatting</text:p>
          </table:table-cell>
        </table:table-row>
        <table:table-row table:style-name="Changelog.1">
          <table:table-cell table:style-name="Changelog.A37" office:value-type="string">
            <text:p text:style-name="P4">Dettori, Iervolino, Maione</text:p>
          </table:table-cell>
          <table:table-cell table:style-name="Changelog.B3" office:value-type="date" office:date-value="2018-11-27">
            <text:p text:style-name="P4">27/11/2018</text:p>
          </table:table-cell>
          <table:table-cell table:style-name="Changelog.C37" office:value-type="string">
            <text:p text:style-name="P4">Revision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8-12-06">
            <text:p text:style-name="P4">06/12/2018</text:p>
          </table:table-cell>
          <table:table-cell table:style-name="Changelog.C38" office:value-type="string">
            <text:p text:style-name="P4">Completed the map of the city</text:p>
          </table:table-cell>
        </table:table-row>
        <table:table-row table:style-name="Changelog.1">
          <table:table-cell table:style-name="Changelog.A39" office:value-type="string">
            <text:p text:style-name="P4">Iervolino</text:p>
          </table:table-cell>
          <table:table-cell table:style-name="Changelog.B3" office:value-type="date" office:date-value="2018-12-07">
            <text:p text:style-name="P4">07/12/2018</text:p>
          </table:table-cell>
          <table:table-cell table:style-name="Changelog.C39" office:value-type="string">
            <text:p text:style-name="P4">Complete the map of the areas of the city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2-09">
            <text:p text:style-name="P4">09/12/2018</text:p>
          </table:table-cell>
          <table:table-cell table:style-name="Changelog.C40" office:value-type="string">
            <text:p text:style-name="P4">Digitization of maps</text:p>
          </table:table-cell>
        </table:table-row>
        <table:table-row table:style-name="Changelog.1">
          <table:table-cell table:style-name="Changelog.A41" office:value-type="string">
            <text:p text:style-name="P4">Dettori, Iervolino</text:p>
          </table:table-cell>
          <table:table-cell table:style-name="Changelog.B3" office:value-type="date" office:date-value="2018-12-10">
            <text:p text:style-name="P4">10/12/2018</text:p>
          </table:table-cell>
          <table:table-cell table:style-name="Changelog.C41" office:value-type="string">
            <text:p text:style-name="P4">Corrections and extensions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2-11">
            <text:p text:style-name="P4">11/12/2018</text:p>
          </table:table-cell>
          <table:table-cell table:style-name="Changelog.C42" office:value-type="string">
            <text:p text:style-name="P4">General formatting</text:p>
          </table:table-cell>
        </table:table-row>
        <table:table-row table:style-name="Changelog.1">
          <table:table-cell table:style-name="Changelog.A43" office:value-type="string">
            <text:p text:style-name="P4">Dettori</text:p>
          </table:table-cell>
          <table:table-cell table:style-name="Changelog.B3" office:value-type="date" office:date-value="2018-12-11">
            <text:p text:style-name="P4">11/12/2018</text:p>
          </table:table-cell>
          <table:table-cell table:style-name="Changelog.C43" office:value-type="string">
            <text:p text:style-name="P4">Added hand-drawn maps (the whole city, tavern, prison, barrack) and <text:soft-page-break/>descriptions</text:p>
          </table:table-cell>
        </table:table-row>
        <table:table-row table:style-name="Changelog.1">
          <table:table-cell table:style-name="Changelog.A2" office:value-type="string">
            <text:p text:style-name="P4">Iervolino</text:p>
          </table:table-cell>
          <table:table-cell table:style-name="Changelog.B2" office:value-type="date" office:date-value="2018-12-11">
            <text:p text:style-name="P4">11/12/2018</text:p>
          </table:table-cell>
          <table:table-cell table:style-name="Changelog.C44" office:value-type="string">
            <text:p text:style-name="P4">Added hand-drawn maps (sewers tower castle) and descriptions, some revisions to scripts</text:p>
          </table:table-cell>
        </table:table-row>
        <table:table-row table:style-name="Changelog.1">
          <table:table-cell table:style-name="Changelog.A45" office:value-type="string">
            <text:p text:style-name="P4">Iervolino</text:p>
          </table:table-cell>
          <table:table-cell table:style-name="Changelog.B3" office:value-type="date" office:date-value="2018-12-13">
            <text:p text:style-name="P4">13/12/2018</text:p>
          </table:table-cell>
          <table:table-cell table:style-name="Changelog.C45" office:value-type="string">
            <text:p text:style-name="P4">Reworking of all contents after the milestone 2 correction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2-14">
            <text:p text:style-name="P4">14/12/2018</text:p>
          </table:table-cell>
          <table:table-cell table:style-name="Changelog.C46" office:value-type="string">
            <text:p text:style-name="P4">Digitization of maps</text:p>
          </table:table-cell>
        </table:table-row>
        <table:table-row table:style-name="Changelog.1">
          <table:table-cell table:style-name="Changelog.A47" office:value-type="string">
            <text:p text:style-name="P4">Dettori</text:p>
          </table:table-cell>
          <table:table-cell table:style-name="Changelog.B3" office:value-type="date" office:date-value="2018-12-15">
            <text:p text:style-name="P4">15/12/2018</text:p>
          </table:table-cell>
          <table:table-cell table:style-name="Changelog.C47" office:value-type="string">
            <text:p text:style-name="P4">Added: descriptions of the remaining maps, descriptions of common rewards and common rewards’ images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8-12-16">
            <text:p text:style-name="P4">16/12/2018</text:p>
          </table:table-cell>
          <table:table-cell table:style-name="Changelog.C48" office:value-type="string">
            <text:p text:style-name="P4">Digitization of maps</text:p>
          </table:table-cell>
        </table:table-row>
        <table:table-row table:style-name="Changelog.1">
          <table:table-cell table:style-name="Changelog.A49" office:value-type="string">
            <text:p text:style-name="P4">Maione</text:p>
          </table:table-cell>
          <table:table-cell table:style-name="Changelog.B3" office:value-type="date" office:date-value="2018-12-17">
            <text:p text:style-name="P4">17/12/2018</text:p>
          </table:table-cell>
          <table:table-cell table:style-name="Changelog.C49" office:value-type="string">
            <text:p text:style-name="P4">Added concept chapter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8-12-22">
            <text:p text:style-name="P4">22/12/2018</text:p>
          </table:table-cell>
          <table:table-cell table:style-name="Changelog.C50" office:value-type="string">
            <text:p text:style-name="P4">Added the whole design of Alchemist’s guild and the whole design of the Alchemist’s puzzle</text:p>
          </table:table-cell>
        </table:table-row>
        <table:table-row table:style-name="Changelog.1">
          <table:table-cell table:style-name="Changelog.A51" office:value-type="string">
            <text:p text:style-name="P4">Dettori</text:p>
          </table:table-cell>
          <table:table-cell table:style-name="Changelog.B3" office:value-type="date" office:date-value="2018-12-26">
            <text:p text:style-name="P4">26/12/2018</text:p>
          </table:table-cell>
          <table:table-cell table:style-name="Changelog.C51" office:value-type="string">
            <text:p text:style-name="P4">Added description of the stealth mission in the barracks, the map of the prisons with possible paths and correction of the NO dial of the city 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8-12-27">
            <text:p text:style-name="P4">27/12/2018</text:p>
          </table:table-cell>
          <table:table-cell table:style-name="Changelog.C52" office:value-type="string">
            <text:p text:style-name="P4">Added the mechanics of rewards for exploration</text:p>
          </table:table-cell>
        </table:table-row>
        <table:table-row table:style-name="Changelog.1">
          <table:table-cell table:style-name="Changelog.A53" office:value-type="string">
            <text:p text:style-name="P4">Maione</text:p>
          </table:table-cell>
          <table:table-cell table:style-name="Changelog.B3" office:value-type="date" office:date-value="2018-12-28">
            <text:p text:style-name="P4">28/12/2018</text:p>
          </table:table-cell>
          <table:table-cell table:style-name="Changelog.C53" office:value-type="string">
            <text:p text:style-name="P4">Puzzle ampoules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8-12-30">
            <text:p text:style-name="P4">30/12/2018</text:p>
          </table:table-cell>
          <table:table-cell table:style-name="Changelog.C54" office:value-type="string">
            <text:p text:style-name="P4">Added the FSM for Cal’s soldiers groups and the exploration rewards distribution system in the city</text:p>
          </table:table-cell>
        </table:table-row>
        <table:table-row table:style-name="Changelog.1">
          <table:table-cell table:style-name="Changelog.A55" office:value-type="string">
            <text:p text:style-name="P4">Dettori</text:p>
          </table:table-cell>
          <table:table-cell table:style-name="Changelog.B3" office:value-type="date" office:date-value="2019-01-01">
            <text:p text:style-name="P4">01/01/2019</text:p>
          </table:table-cell>
          <table:table-cell table:style-name="Changelog.C55" office:value-type="string">
            <text:p text:style-name="P4">Modified the city map and added possible paths of the player within it</text:p>
          </table:table-cell>
        </table:table-row>
        <table:table-row table:style-name="Changelog.1">
          <table:table-cell table:style-name="Changelog.A2" office:value-type="string">
            <text:p text:style-name="P4">Dettori</text:p>
          </table:table-cell>
          <table:table-cell table:style-name="Changelog.B2" office:value-type="date" office:date-value="2019-01-04">
            <text:p text:style-name="P4">04/01/2019</text:p>
          </table:table-cell>
          <table:table-cell table:style-name="Changelog.C56" office:value-type="string">
            <text:p text:style-name="P4">Added FSM for NPC friendly and FSM for Ben. Also added lighting elements in the map descriptions.</text:p>
          </table:table-cell>
        </table:table-row>
        <table:table-row table:style-name="Changelog.1">
          <table:table-cell table:style-name="Changelog.A57" office:value-type="string">
            <text:p text:style-name="P4">Maione</text:p>
          </table:table-cell>
          <table:table-cell table:style-name="Changelog.B3" office:value-type="date" office:date-value="2019-01-05">
            <text:p text:style-name="P4">05/01/2019</text:p>
          </table:table-cell>
          <table:table-cell table:style-name="Changelog.C57" office:value-type="string">
            <text:p text:style-name="P4">Correction on maps</text:p>
          </table:table-cell>
        </table:table-row>
        <table:table-row table:style-name="Changelog.1">
          <table:table-cell table:style-name="Changelog.A2" office:value-type="string">
            <text:p text:style-name="P4">Maione</text:p>
          </table:table-cell>
          <table:table-cell table:style-name="Changelog.B2" office:value-type="date" office:date-value="2019-01-06">
            <text:p text:style-name="P4">06/01/2019</text:p>
          </table:table-cell>
          <table:table-cell table:style-name="Changelog.C58" office:value-type="string">
            <text:p text:style-name="P4">Audio design</text:p>
          </table:table-cell>
        </table:table-row>
        <table:table-row table:style-name="Changelog.1">
          <table:table-cell table:style-name="Changelog.A59" office:value-type="string">
            <text:p text:style-name="P4">Dettori</text:p>
          </table:table-cell>
          <table:table-cell table:style-name="Changelog.B59" office:value-type="string">
            <text:p text:style-name="P4">08/01/<text:span text:style-name="T1">20</text:span>19</text:p>
          </table:table-cell>
          <table:table-cell table:style-name="Changelog.C59" office:value-type="string">
            <text:p text:style-name="P4">Wrote potion’s recipe for the Alchemist’s puzzle, added the positions of the various rewards</text:p>
          </table:table-cell>
        </table:table-row>
        <table:table-row table:style-name="Changelog.1">
          <table:table-cell table:style-name="Changelog.A2" office:value-type="string">
            <text:p text:style-name="P6">Iervolino</text:p>
          </table:table-cell>
          <table:table-cell table:style-name="Changelog.B2" office:value-type="date" office:date-value="2019-01-09">
            <text:p text:style-name="P6">09/01/2019</text:p>
          </table:table-cell>
          <table:table-cell table:style-name="Changelog.C60" office:value-type="string">
            <text:p text:style-name="P4">Fights in Level 6 – Cal</text:p>
          </table:table-cell>
        </table:table-row>
        <table:table-row table:style-name="Changelog.1">
          <table:table-cell table:style-name="Changelog.A61" office:value-type="string">
            <text:p text:style-name="P6">Maione</text:p>
          </table:table-cell>
          <table:table-cell table:style-name="Changelog.B61" office:value-type="string">
            <text:p text:style-name="P6">10/01/2019</text:p>
          </table:table-cell>
          <table:table-cell table:style-name="Changelog.C61" office:value-type="string">
            <text:p text:style-name="P6">General formatting and review</text:p>
          </table:table-cell>
        </table:table-row>
        <table:table-row table:style-name="Changelog.1">
          <table:table-cell table:style-name="Changelog.A2" office:value-type="string">
            <text:p text:style-name="P4"/>
          </table:table-cell>
          <table:table-cell table:style-name="Changelog.B2">
            <text:p text:style-name="P4"/>
          </table:table-cell>
          <table:table-cell table:style-name="Changelog.C62" office:value-type="string">
            <text:p text:style-name="P4"/>
          </table:table-cell>
        </table:table-row>
        <table:table-row table:style-name="Changelog.1">
          <table:table-cell table:style-name="Changelog.A63" office:value-type="string">
            <text:p text:style-name="P4"/>
          </table:table-cell>
          <table:table-cell table:style-name="Changelog.B63" office:value-type="string">
            <text:p text:style-name="P4"/>
          </table:table-cell>
          <table:table-cell table:style-name="Changelog.C63" office:value-type="string">
            <text:p text:style-name="P4"/>
          </table:table-cell>
        </table:table-row>
        <table:table-row table:style-name="Changelog.1">
          <table:table-cell table:style-name="Changelog.A2" office:value-type="string">
            <text:p text:style-name="P4"/>
          </table:table-cell>
          <table:table-cell table:style-name="Changelog.B2">
            <text:p text:style-name="P4"/>
          </table:table-cell>
          <table:table-cell table:style-name="Changelog.C64" office:value-type="string">
            <text:p text:style-name="P4"/>
          </table:table-cell>
        </table:table-row>
        <table:table-row table:style-name="Changelog.1">
          <table:table-cell table:style-name="Changelog.A65" office:value-type="string">
            <text:p text:style-name="P4"/>
          </table:table-cell>
          <table:table-cell table:style-name="Changelog.B65" office:value-type="string">
            <text:p text:style-name="P4"/>
          </table:table-cell>
          <table:table-cell table:style-name="Changelog.C65" office:value-type="string">
            <text:p text:style-name="P4"/>
          </table:table-cell>
        </table:table-row>
        <table:table-row table:style-name="Changelog.1">
          <table:table-cell table:style-name="Changelog.A2" office:value-type="string">
            <text:p text:style-name="P4"/>
          </table:table-cell>
          <table:table-cell table:style-name="Changelog.B2">
            <text:p text:style-name="P4"/>
          </table:table-cell>
          <table:table-cell table:style-name="Changelog.C66" office:value-type="string">
            <text:p text:style-name="P4"/>
          </table:table-cell>
        </table:table-row>
        <table:table-row table:style-name="Changelog.1">
          <table:table-cell table:style-name="Changelog.A67" office:value-type="string">
            <text:p text:style-name="P4"/>
          </table:table-cell>
          <table:table-cell table:style-name="Changelog.B67" office:value-type="string">
            <text:p text:style-name="P4"/>
          </table:table-cell>
          <table:table-cell table:style-name="Changelog.C67" office:value-type="string">
            <text:p text:style-name="P4"/>
          </table:table-cell>
        </table:table-row>
        <table:table-row table:style-name="Changelog.1">
          <table:table-cell table:style-name="Changelog.A2" office:value-type="string">
            <text:p text:style-name="P4"/>
          </table:table-cell>
          <table:table-cell table:style-name="Changelog.A2" office:value-type="string">
            <text:p text:style-name="P4"/>
          </table:table-cell>
          <table:table-cell table:style-name="Changelog.C68" office:value-type="string">
            <text:p text:style-name="P4"/>
          </table:table-cell>
        </table:table-row>
        <table:table-row table:style-name="Changelog.1">
          <table:table-cell table:style-name="Changelog.A69" office:value-type="string">
            <text:p text:style-name="P4"/>
          </table:table-cell>
          <table:table-cell table:style-name="Changelog.B69" office:value-type="string">
            <text:p text:style-name="P4"/>
          </table:table-cell>
          <table:table-cell table:style-name="Changelog.C69" office:value-type="string">
            <text:p text:style-name="P4"/>
          </table:table-cell>
        </table:table-row>
        <table:table-row table:style-name="Changelog.1">
          <table:table-cell table:style-name="Changelog.A2" office:value-type="string">
            <text:p text:style-name="P4"/>
          </table:table-cell>
          <table:table-cell table:style-name="Changelog.A2" office:value-type="string">
            <text:p text:style-name="P4"/>
          </table:table-cell>
          <table:table-cell table:style-name="Changelog.C70" office:value-type="string">
            <text:p text:style-name="P4"/>
          </table:table-cell>
        </table:table-row>
        <table:table-row table:style-name="Changelog.1">
          <table:table-cell table:style-name="Changelog.A71" office:value-type="string">
            <text:p text:style-name="P4"/>
          </table:table-cell>
          <table:table-cell table:style-name="Changelog.B71" office:value-type="string">
            <text:p text:style-name="P4"/>
          </table:table-cell>
          <table:table-cell table:style-name="Changelog.C71" office:value-type="string">
            <text:p text:style-name="P4"/>
          </table:table-cell>
        </table:table-row>
        <table:table-row table:style-name="Changelog.1">
          <table:table-cell table:style-name="Changelog.A2" office:value-type="string">
            <text:p text:style-name="P4"/>
          </table:table-cell>
          <table:table-cell table:style-name="Changelog.A2" office:value-type="string">
            <text:p text:style-name="P4"/>
          </table:table-cell>
          <table:table-cell table:style-name="Changelog.C72" office:value-type="string">
            <text:p text:style-name="P4"/>
          </table:table-cell>
        </table:table-row>
        <table:table-row table:style-name="Changelog.1">
          <table:table-cell table:style-name="Changelog.A73" office:value-type="string">
            <text:p text:style-name="P4"/>
          </table:table-cell>
          <table:table-cell table:style-name="Changelog.B73" office:value-type="string">
            <text:p text:style-name="P4"/>
          </table:table-cell>
          <table:table-cell table:style-name="Changelog.C73" office:value-type="string">
            <text:p text:style-name="P4"/>
          </table:table-cell>
        </table:table-row>
        <table:table-row table:style-name="Changelog.1">
          <table:table-cell table:style-name="Changelog.A2" office:value-type="string">
            <text:p text:style-name="P4"/>
          </table:table-cell>
          <table:table-cell table:style-name="Changelog.A2" office:value-type="string">
            <text:p text:style-name="P4"/>
          </table:table-cell>
          <table:table-cell table:style-name="Changelog.C74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oxActivity" style:family="paragraph" style:parent-style-name="Activity" style:master-page-name="">
      <loext:graphic-properties draw:fill="none" draw:fill-color="#729fcf"/>
      <style:paragraph-properties fo:text-align="justify" style:justify-single-word="false" style:page-number="auto" fo:background-color="transparent" fo:padding="0.3cm" fo:border="none"/>
      <style:text-properties fo:color="#f79e10"/>
    </style:style>
    <style:style style:name="Clown" style:family="paragraph" style:parent-style-name="Standard">
      <style:text-properties fo:color="#ad29ad" style:font-name="Ink Free" fo:font-family="'Ink Free'" style:font-style-name="Normale" style:font-family-generic="script" style:font-pitch="variable" fo:font-size="13pt" fo:language="en" fo:country="US"/>
    </style:style>
    <style:style style:name="FisherMan" style:family="paragraph" style:parent-style-name="Header">
      <style:text-properties fo:color="#acb20c" style:font-name="Ink Free" fo:font-family="'Ink Free'" style:font-style-name="Normale" style:font-family-generic="script" style:font-pitch="variable" fo:font-size="13pt"/>
    </style:style>
    <style:style style:name="BlackSmith" style:family="paragraph" style:parent-style-name="Standard">
      <style:text-properties style:font-name="Ink Free" fo:font-family="'Ink Free'" style:font-style-name="Normale" style:font-family-generic="script" style:font-pitch="variable" fo:font-size="13pt"/>
    </style:style>
    <style:style style:name="Alchemist" style:family="paragraph" style:parent-style-name="Standard">
      <style:text-properties fo:color="#0029ec" style:font-name="Ink Free" fo:font-family="'Ink Free'" style:font-style-name="Normale" style:font-family-generic="script" style:font-pitch="variable" fo:font-size="13pt" fo:language="en" fo:country="US"/>
    </style:style>
    <style:style style:name="Zip" style:family="paragraph" style:parent-style-name="Standard">
      <style:text-properties fo:color="#706e0c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MarionTheSmart" style:family="paragraph" style:parent-style-name="Standard">
      <loext:graphic-properties draw:fill="none" draw:fill-color="#729fcf"/>
      <style:paragraph-properties fo:background-color="transparent">
        <style:tab-stops/>
      </style:paragraph-properties>
      <style:text-properties fo:color="#127622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family="'Ink Free'" style:font-style-name="Normale" style:font-family-generic="script" style:font-pitch="variable" fo:font-size="13pt" fo:language="en" fo:country="US"/>
    </style:style>
    <style:style style:name="WoW" style:family="paragraph" style:parent-style-name="Standard">
      <style:text-properties fo:color="#342e39" style:font-name="Ink Free" fo:font-family="'Ink Free'" style:font-style-name="Normale" style:font-family-generic="script" style:font-pitch="variable" fo:font-size="13pt" fo:language="en" fo:country="US"/>
    </style:style>
    <style:style style:name="Markl" style:family="paragraph" style:parent-style-name="Standard">
      <style:text-properties fo:color="#909468" style:font-name="Ink Free" fo:font-family="'Ink Free'" style:font-style-name="Normale" style:font-family-generic="script" style:font-pitch="variable" fo:font-size="13pt" fo:language="en" fo:country="US"/>
    </style:style>
    <style:style style:name="Calcifer" style:family="paragraph" style:parent-style-name="Standard">
      <style:text-properties fo:color="#e3482d" style:font-name="Ink Free" fo:font-family="'Ink Free'" style:font-style-name="Normale" style:font-family-generic="script" style:font-pitch="variable" fo:font-size="13pt" fo:language="en" fo:country="US"/>
    </style:style>
    <style:style style:name="Heen" style:family="paragraph" style:parent-style-name="Standard">
      <style:text-properties fo:color="#966149" style:font-name="Ink Free" fo:font-family="'Ink Free'" style:font-style-name="Normale" style:font-family-generic="script" style:font-pitch="variable" fo:font-size="13pt" fo:language="en" fo:country="US"/>
    </style:style>
    <style:style style:name="Sophie" style:family="paragraph" style:parent-style-name="Standard">
      <style:text-properties fo:color="#285579" style:font-name="Ink Free" fo:font-family="'Ink Free'" style:font-style-name="Normale" style:font-family-generic="script" style:font-pitch="variable" fo:font-size="13pt"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eam7GrayTable.1" style:family="table-cell">
      <style:table-cell-properties fo:border-left="0.06pt solid #cccccc" fo:border-top="0.06pt solid #cccccc" fo:border-bottom="0.06pt solid #cccccc" fo:padding="0cm" fo:padding-left="0cm" fo:padding-right="0cm" fo:padding-top="0cm" fo:padding-bottom="0cm"/>
      <style:paragraph-properties fo:text-align="center"/>
      <style:text-properties fo:color="#464453" fo:font-weight="bold" style:font-size-asian="10.5pt" style:font-weight-asian="bold" style:font-name-asian="NSimSun" style:font-family-asian="NSimSun" style:font-weight-complex="bold" style:font-name-complex="Arial" style:font-family-complex="Arial"/>
    </style:style>
    <style:style style:name="Team7GrayTable.2" style:family="table-cell">
      <style:table-cell-properties fo:background-color="#eeeeee" fo:border-lef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3" style:family="table-cell">
      <style:table-cell-properties fo:background-color="#eeeeee" fo:border-lef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4" style:family="table-cell">
      <style:table-cell-properties fo:background-color="#eeeeee" fo:border-left="0.06pt solid #cccccc" fo:border-righ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5" style:family="table-cell">
      <style:table-cell-properties fo:background-color="#eeeeee" fo:border-lef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6" style:family="table-cell">
      <style:table-cell-properties fo:border-lef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7" style:family="table-cell">
      <style:table-cell-properties fo:background-color="#eeeeee" fo:border-left="0.06pt solid #cccccc" fo:border-righ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8" style:family="table-cell">
      <style:table-cell-properties fo:border-lef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9" style:family="table-cell">
      <style:table-cell-properties fo:border-left="0.06pt solid #cccccc" fo:border-righ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10" style:family="table-cell">
      <style:table-cell-properties fo:border-left="0.06pt solid #cccccc" fo:border-righ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11" style:family="table-cell">
      <style:table-cell-properties fo:border-left="0.06pt solid #cccccc" fo:border-top="0.06pt solid #cccccc" fo:border-bottom="0.06pt solid #cccccc" fo:padding="0cm" fo:padding-left="0cm" fo:padding-right="0cm" fo:padding-top="0cm" fo:padding-bottom="0cm"/>
      <style:paragraph-properties fo:text-align="center"/>
      <style:text-properties fo:color="#464453" fo:font-weight="bold" style:font-size-asian="10.5pt" style:font-weight-asian="bold" style:font-name-asian="NSimSun" style:font-family-asian="NSimSun" style:font-weight-complex="bold" style:font-name-complex="Arial" style:font-family-complex="Arial"/>
    </style:style>
    <style:style style:name="Team7GrayTable.12" style:family="table-cell">
      <style:table-cell-properties fo:border-left="0.06pt solid #cccccc" fo:border-right="0.06pt solid #cccccc" fo:border-top="0.06pt solid #cccccc" fo:border-bottom="0.06pt solid #cccccc" fo:padding="0cm" fo:padding-left="0cm" fo:padding-right="0cm" fo:padding-top="0cm" fo:padding-bottom="0cm"/>
      <style:paragraph-properties fo:text-align="center"/>
      <style:text-properties fo:color="#464453" fo:font-weight="bold" style:font-size-asian="10.5pt" style:font-weight-asian="bold" style:font-name-asian="NSimSun" style:font-family-asian="NSimSun" style:font-weight-complex="bold" style:font-name-complex="Arial" style:font-family-complex="Arial"/>
    </style:style>
    <style:style style:name="Team7GrayTable.13" style:family="table-cell">
      <style:table-cell-properties fo:background-color="#eeeeee" fo:border-lef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14" style:family="table-cell">
      <style:table-cell-properties fo:background-color="#eeeeee" fo:border-left="0.06pt solid #cccccc" fo:border-righ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15" style:family="table-cell">
      <style:table-cell-properties fo:border-left="0.06pt solid #cccccc" fo:border-right="0.06pt solid #cccccc" fo:border-top="0.06pt solid #cccccc" fo:border-bottom="0.06pt solid #cccccc" fo:padding="0cm" fo:padding-left="0cm" fo:padding-right="0cm" fo:padding-top="0cm" fo:padding-bottom="0cm"/>
      <style:paragraph-properties fo:text-align="center"/>
      <style:text-properties fo:color="#464453" fo:font-weight="bold" style:font-size-asian="10.5pt" style:font-weight-asian="bold" style:font-name-asian="NSimSun" style:font-family-asian="NSimSun" style:font-weight-complex="bold" style:font-name-complex="Arial" style:font-family-complex="Arial"/>
    </style:style>
    <style:style style:name="Team7GrayTable.16" style:family="table-cell">
      <style:table-cell-properties fo:background-color="#eeeeee" fo:border-left="0.06pt solid #cccccc" fo:border-righ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table:table-template table:name="Team7GrayTable" table:first-row-end-column="row" table:first-row-start-column="row" table:last-row-end-column="row" table:last-row-start-column="row">
      <table:first-row table:style-name="Team7GrayTable.1"/>
      <table:last-row table:style-name="Team7GrayTable.2"/>
      <table:first-column table:style-name="Team7GrayTable.3"/>
      <table:last-column table:style-name="Team7GrayTable.4"/>
      <table:body table:style-name="Team7GrayTable.9"/>
      <table:even-rows table:style-name="Team7GrayTable.5"/>
      <table:odd-rows table:style-name="Team7GrayTable.6"/>
      <table:even-columns table:style-name="Team7GrayTable.7"/>
      <table:odd-columns table:style-name="Team7GrayTable.8"/>
      <table:background table:style-name="Team7GrayTable.10"/>
      <loext:first-row-even-column table:style-name="Team7GrayTable.15"/>
      <loext:last-row-even-column table:style-name="Team7GrayTable.16"/>
      <loext:first-row-end-column table:style-name="Team7GrayTable.12"/>
      <loext:first-row-start-column table:style-name="Team7GrayTable.11"/>
      <loext:last-row-end-column table:style-name="Team7GrayTable.14"/>
      <loext:last-row-start-column table:style-name="Team7GrayTable.13"/>
    </table:table-template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nge log</dc:title>
    <dc:date>2019-01-10T10:31:32.155000000</dc:date>
    <meta:editing-duration>PT1H14M17S</meta:editing-duration>
    <meta:editing-cycles>60</meta:editing-cycles>
    <meta:generator>LibreOffice/6.1.2.1$Windows_X86_64 LibreOffice_project/65905a128db06ba48db947242809d14d3f9a93fe</meta:generator>
    <dc:creator>Michele Maione</dc:creator>
    <meta:document-statistic meta:table-count="2" meta:image-count="0" meta:object-count="0" meta:page-count="2" meta:paragraph-count="186" meta:word-count="509" meta:character-count="3505" meta:non-whitespace-character-count="3180"/>
    <meta:template xlink:type="simple" xlink:actuate="onRequest" xlink:title="" xlink:href="../MasterGameDesignDocument.odm" meta:date="2018-12-28T17:30:08.550000000"/>
  </office:meta>
</office:document-meta>
</file>